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76cm" fo:min-width="2.476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5cm" svg:height="2cm" svg:x="0.153cm" svg:y="2.869cm">
          <text:p text:style-name="P1"><text:span text:style-name="T1">SD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25cm" svg:height="2cm" svg:x="5.653cm" svg:y="2.869cm">
          <text:p text:style-name="P1"><text:span text:style-name="T1">Power </text:span><text:span text:style-name="T1">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3.403cm" svg:y1="3.869cm" svg:x2="5.653cm" svg:y2="3.869cm" draw:start-shape="id1" draw:start-glue-point="1" draw:end-shape="id2" draw:end-glue-point="3" svg:d="M3403 3869h2250" svg:viewBox="0 0 2251 1">
          <text:p text:style-name="P3"><text:span text:style-name="T1"/></text:p>
          <text:p text:style-name="P3"><text:span text:style-name="T1">Chirp</text:span></text:p>
        </draw:connector>
        <draw:connector draw:style-name="gr3" draw:text-style-name="P2" draw:layer="layout" draw:line-skew="-0.459cm" svg:x1="7.278cm" svg:y1="2.869cm" svg:x2="1.778cm" svg:y2="2.869cm" draw:start-shape="id2" draw:start-glue-point="0" draw:end-shape="id1" draw:end-glue-point="0" svg:d="M7278 2869v-1000h-5500v1000" svg:viewBox="0 0 5501 1001">
          <text:p text:style-name="P1"><text:span text:style-name="T1">Reference</text:span></text:p>
        </draw:connector>
        <draw:connector draw:style-name="gr4" draw:text-style-name="P2" draw:layer="layout" draw:line-skew="0.458cm" svg:x1="7.278cm" svg:y1="4.869cm" svg:x2="1.778cm" svg:y2="4.869cm" draw:start-shape="id2" draw:start-glue-point="2" draw:end-shape="id1" draw:end-glue-point="2" svg:d="M7278 4869v1000h-5500v-1000" svg:viewBox="0 0 5501 1001">
          <text:p text:style-name="P3"><text:span text:style-name="T1">Delay</text:span></text:p>
        </draw:connector>
        <draw:frame draw:style-name="gr5" draw:text-style-name="P5" draw:layer="layout" svg:width="1.75cm" svg:height="1cm" svg:x="0.153cm" svg:y="2.119cm">
          <draw:text-box>
            <text:p text:style-name="P4"><text:span text:style-name="T1">Ch1</text:span></text:p>
          </draw:text-box>
        </draw:frame>
        <draw:frame draw:style-name="gr5" draw:text-style-name="P5" draw:layer="layout" svg:width="1.75cm" svg:height="1cm" svg:x="0.153cm" svg:y="4.869cm">
          <draw:text-box>
            <text:p text:style-name="P4"><text:span text:style-name="T1">Ch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7T19:35:43.474271045</meta:creation-date>
    <dc:date>2024-04-18T21:59:39.132820648</dc:date>
    <meta:editing-duration>PT20H45M20S</meta:editing-duration>
    <meta:editing-cycles>1</meta:editing-cycles>
    <meta:generator>LibreOffice/7.3.7.2$Linux_X86_64 LibreOffice_project/30$Build-2</meta:generator>
    <meta:document-statistic meta:object-count="7"/>
  </office:meta>
</office:document-meta>
</file>